
<file path=META-INF/manifest.xml><?xml version="1.0" encoding="utf-8"?>
<manifest:manifest xmlns:manifest="urn:oasis:names:tc:opendocument:xmlns:manifest:1.0">
  <manifest:file-entry manifest:media-type="application/vnd.oasis.opendocument.text-template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 style:list-style-name="L1">
      <style:text-properties fo:language="ru" fo:country="RU"/>
    </style:style>
    <style:style style:name="P5" style:family="paragraph" style:parent-style-name="Text_20_body" style:list-style-name="L4">
      <style:text-properties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 style:list-style-name="L1">
      <style:text-properties fo:language="en" fo:country="US"/>
    </style:style>
    <style:style style:name="P8" style:family="paragraph" style:parent-style-name="Text_20_body" style:list-style-name="L2">
      <style:text-properties fo:language="en" fo:country="US"/>
    </style:style>
    <style:style style:name="P9" style:family="paragraph" style:parent-style-name="Text_20_body" style:list-style-name="L3">
      <style:text-properties fo:language="en" fo:country="US"/>
    </style:style>
    <style:style style:name="P10" style:family="paragraph" style:parent-style-name="Text_20_body" style:list-style-name="L5"/>
    <style:style style:name="P11" style:family="paragraph" style:parent-style-name="Text_20_body" style:list-style-name="L3"/>
    <style:style style:name="P12" style:family="paragraph" style:parent-style-name="Heading_20_1">
      <style:text-properties fo:language="ru" fo:country="RU"/>
    </style:style>
    <style:style style:name="P13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EngineBundle</text:h>
      <text:p text:style-name="P1"/>
      <text:h text:style-name="P13" text:outline-level="1">Theme</text:h>
      <text:p text:style-name="P1">Пути поиска шаблонов:</text:p>
      <text:list xml:id="list39718170" text:style-name="L1">
        <text:list-item>
          <text:p text:style-name="P4">/<text:span text:style-name="T1">web/theme/views/</text:span></text:p>
        </text:list-item>
        <text:list-item>
          <text:p text:style-name="P7">/app/Resources/</text:p>
        </text:list-item>
        <text:list-item>
          <text:p text:style-name="P7">/path/to/bundle_or_module/views/</text:p>
        </text:list-item>
      </text:list>
      <text:h text:style-name="P13" text:outline-level="1">Environment</text:h>
      <text:p text:style-name="P2"/>
      <text:h text:style-name="P13" text:outline-level="1">NodeMapper</text:h>
      <text:p text:style-name="P1">Конструктор </text:p>
      <text:h text:style-name="P13" text:outline-level="1">Security</text:h>
      <text:p text:style-name="P1">Система безопасности.</text:p>
      <text:p text:style-name="P1">По умолчанинию права на все действия запрещены.</text:p>
      <text:p text:style-name="P1">Нов движке можно переопределить значение по умолчанию </text:p>
      <text:p text:style-name="P2">$this-&gt;Security-&gt;isGranted('folder', 'read');</text:p>
      <text:p text:style-name="P2">$this-&gt;get('engine.security')-&gt;isGranted('ROLE_USER');</text:p>
      <text:h text:style-name="Heading_20_2" text:outline-level="2">Действия</text:h>
      <text:p text:style-name="P2">engine <text:span text:style-name="T2">- движок</text:span></text:p>
      <text:list xml:id="list42153571" text:style-name="L3">
        <text:list-item>
          <text:p text:style-name="P11"><text:span text:style-name="T1">admin.user.register —</text:span><text:span text:style-name="T2"> Регистрация новых пользователей.</text:span></text:p>
        </text:list-item>
        <text:list-item>
          <text:p text:style-name="P11"><text:span text:style-name="T1">admin.user.manager —</text:span><text:span text:style-name="T2"> Управление пользователями.</text:span></text:p>
        </text:list-item>
        <text:list-item>
          <text:p text:style-name="P9">admin.module.install</text:p>
        </text:list-item>
        <text:list-item>
          <text:p text:style-name="P9">folder.read —<text:span text:style-name="T2"> право читать папку.</text:span></text:p>
        </text:list-item>
        <text:list-item>
          <text:p text:style-name="P11"><text:span text:style-name="T1">folder.write — право создавать папки в текущей папке, а также редактировать текущую.</text:span></text:p>
        </text:list-item>
        <text:list-item>
          <text:p text:style-name="P9">folder.view</text:p>
        </text:list-item>
        <text:list-item>
          <text:p text:style-name="P9">node.read</text:p>
        </text:list-item>
        <text:list-item>
          <text:p text:style-name="P9">node.write</text:p>
        </text:list-item>
      </text:list>
      <text:p text:style-name="P1">module.smartcore.texter</text:p>
      <text:list xml:id="list42161183" text:style-name="L4">
        <text:list-item>
          <text:p text:style-name="P5">write</text:p>
        </text:list-item>
      </text:list>
      <text:p text:style-name="P1">module.smartcore.<text:span text:style-name="T1">comments</text:span></text:p>
      <text:p text:style-name="P1">module.smartcore.<text:span text:style-name="T1">news</text:span></text:p>
      <text:list xml:id="list42162961" text:style-name="L5">
        <text:list-item>
          <text:p text:style-name="P10"><text:span text:style-name="T1">create</text:span></text:p>
        </text:list-item>
        <text:list-item>
          <text:p text:style-name="P10"><text:span text:style-name="T1">self.update</text:span></text:p>
        </text:list-item>
        <text:list-item>
          <text:p text:style-name="P10"><text:soft-page-break/><text:span text:style-name="T1">self.delete</text:span></text:p>
        </text:list-item>
      </text:list>
      <text:h text:style-name="P13" text:outline-level="1">Site</text:h>
      <text:p text:style-name="P1">Экземпляр сайта.</text:p>
      <text:h text:style-name="Heading_20_1" text:outline-level="1">Сервисы</text:h>
      <text:list xml:id="list39718277" text:style-name="L2">
        <text:list-item>
          <text:p text:style-name="P8">engine.breadcrumbs</text:p>
        </text:list-item>
        <text:list-item>
          <text:p text:style-name="P8">engine.env (alias for engine.environment)</text:p>
        </text:list-item>
        <text:list-item>
          <text:p text:style-name="P8">engine.html</text:p>
        </text:list-item>
        <text:list-item>
          <text:p text:style-name="P8">engine.site</text:p>
        </text:list-item>
        <text:list-item>
          <text:p text:style-name="P8">engine.sett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9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Verdana" fo:font-size="12pt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padding="0cm" fo:border-left="none" fo:border-right="none" fo:border-top="none" fo:border-bottom="0.002cm solid #000000" style:shadow="none"/>
      <style:text-properties fo:color="#000080"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7T17:52:38.41</meta:creation-date>
    <dc:title>digi</dc:title>
    <meta:editing-duration>PT10H42M53S</meta:editing-duration>
    <meta:editing-cycles>159</meta:editing-cycles>
    <meta:generator>LibreOffice/3.3$Win32 LibreOffice_project/330m19$Build-401</meta:generator>
    <dc:date>2012-05-11T03:03:06.44</dc:date>
    <dc:creator>Артем Рыжков</dc:creator>
    <meta:document-statistic meta:table-count="0" meta:image-count="0" meta:object-count="0" meta:page-count="2" meta:paragraph-count="40" meta:word-count="102" meta:character-count="916"/>
    <meta:template xlink:type="simple" xlink:actuate="onRequest" xlink:title="digi" xlink:href="../../../../LibreOffice/3/user/template/digi.ott" meta:date="2011-12-07T17:52:38.41"/>
  </office:meta>
</office:document-meta>
</file>